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2" style:family="paragraph"/>
    <style:style style:name="P4" style:parent-style-name="Standard" style:list-style-name="LFO2" style:family="paragraph"/>
    <style:style style:name="P5" style:parent-style-name="Standard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Odex File format</text:p>
        </text:list-item>
      </text:list>
      <text:p text:style-name="Standard"/>
      <text:p text:style-name="Standard">struct ODEXFile</text:p>
      <text:p text:style-name="Standard">{</text:p>
      <text:p text:style-name="Standard"><text:tab/>DexOptHeader<text:tab/>header;</text:p>
      <text:p text:style-name="Standard"><text:tab/>DEXFile<text:tab/><text:tab/><text:tab/>dexFile;</text:p>
      <text:p text:style-name="Standard"><text:tab/>Dependences<text:tab/><text:tab/>deps;</text:p>
      <text:p text:style-name="Standard"><text:tab/>ChunkDexClassLookup<text:tab/>lookup;</text:p>
      <text:p text:style-name="Standard"><text:tab/>ChunkRegisterMapPool<text:tab/>mappool;</text:p>
      <text:p text:style-name="Standard"><text:tab/>ChunkEnd<text:tab/><text:tab/>end;</text:p>
      <text:p text:style-name="Standard">};</text:p>
      <text:p text:style-name="Standard"/>
      <text:p text:style-name="Standard"/>
      <text:list text:style-name="LFO1" text:continue-numbering="true">
        <text:list-item>
          <text:p text:style-name="P2">Header</text:p>
        </text:list-item>
      </text:list>
      <text:p text:style-name="Standard"/>
      <text:list text:style-name="LFO2" text:continue-numbering="true">
        <text:list-item>
          <text:p text:style-name="P3">structure</text:p>
        </text:list-item>
      </text:list>
      <text:p text:style-name="Standard">file : DexFile.h</text:p>
      <text:list text:style-name="LFO2" text:continue-numbering="true">
        <text:list-item>
          <text:p text:style-name="P4"/>
        </text:list-item>
      </text:list>
      <text:p text:style-name="Standard">struct DexOptHeader {</text:p>
      <text:p text:style-name="Standard"><text:s text:c="4"/>u1 <text:s/>magic[8]; <text:s text:c="10"/>/* includes version number */</text:p>
      <text:p text:style-name="Standard"/>
      <text:p text:style-name="Standard"><text:s text:c="4"/>u4 <text:s/>dexOffset; <text:s text:c="9"/>/* file offset of DEX header */</text:p>
      <text:p text:style-name="Standard"><text:s text:c="4"/>u4 <text:s/>dexLength;</text:p>
      <text:p text:style-name="Standard"><text:s text:c="4"/>u4 <text:s/>depsOffset; <text:s text:c="8"/>/* offset of optimized DEX<text:s/>dependency table */</text:p>
      <text:p text:style-name="Standard"><text:s text:c="4"/>u4 <text:s/>depsLength;</text:p>
      <text:p text:style-name="Standard"><text:s text:c="4"/>u4 <text:s/>optOffset; <text:s text:c="9"/>/* file offset of optimized data tables */</text:p>
      <text:p text:style-name="Standard"><text:s text:c="4"/>u4 <text:s/>optLength;</text:p>
      <text:p text:style-name="Standard"/>
      <text:p text:style-name="Standard"><text:s text:c="4"/>u4 <text:s/>flags; <text:s text:c="13"/>/* some info fslags */</text:p>
      <text:p text:style-name="Standard"><text:s text:c="4"/>u4 <text:s/>checksum; <text:s text:c="10"/>/* adler32 checksum covering deps/opt */</text:p>
      <text:p text:style-name="Standard"/>
      <text:p text:style-name="Standard"><text:s text:c="4"/>/* pad for 64-bit alignment if necessary */</text:p>
      <text:p text:style-name="Standard">};</text:p>
      <text:p text:style-name="Standard"/>
      <text:p text:style-name="Standard">2. dependencies</text:p>
      <text:p text:style-name="Standard"/>
      <text:p text:style-name="Standard">struct Dependences</text:p>
      <text:p text:style-name="Standard">{</text:p>
      <text:p text:style-name="Standard"><text:tab/>u4 modWhen;</text:p>
      <text:p text:style-name="Standard"><text:tab/>u4 crc;</text:p>
      <text:p text:style-name="Standard"><text:tab/>u4 DALVIK_VM_BUILD;</text:p>
      <text:p text:style-name="Standard"><text:tab/>u4 numDeps;</text:p>
      <text:p text:style-name="Standard"><text:tab/>struct</text:p>
      <text:p text:style-name="Standard"><text:tab/>{</text:p>
      <text:p text:style-name="Standard"><text:tab/><text:tab/>u4 len;</text:p>
      <text:p text:style-name="Standard"><text:tab/><text:tab/>u1 name[len];</text:p>
      <text:p text:style-name="Standard"><text:tab/><text:tab/>kSHA1DigestLen signature;</text:p>
      <text:p text:style-name="Standard"><text:tab/>} table[numDeps];</text:p>
      <text:p text:style-name="Standard">};</text:p>
      <text:soft-page-break/>
      <text:list text:style-name="LFO1" text:continue-numbering="true">
        <text:list-item>
          <text:p text:style-name="P5">RegisterMap<text:s/>里的最后几个字节翻译不出来，准备使用<text:s/>smali<text:s/>反编译下，并查看是怎么实现的。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宋体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Zen 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sper Li</meta:initial-creator>
    <dc:creator>Jasper-li</dc:creator>
    <meta:creation-date>2014-03-05T14:12:00Z</meta:creation-date>
    <dc:date>2014-03-13T10:17:00Z</dc:date>
    <meta:template xlink:href="Normal.dotm" xlink:type="simple"/>
    <meta:editing-cycles>5</meta:editing-cycles>
    <meta:editing-duration>PT3480S</meta:editing-duration>
    <meta:document-statistic meta:page-count="2" meta:paragraph-count="1" meta:word-count="144" meta:character-count="967" meta:row-count="6" meta:non-whitespace-character-count="824"/>
  </office:meta>
</office:document-meta>
</file>